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4pt" style:font-size-asian="34pt" style:font-size-complex="34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4pt" style:font-size-asian="34pt" style:font-size-complex="34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9" draw:id="id9" draw:layer="layout" svg:width="0.8cm" svg:height="0.8cm" svg:x="27.3cm" svg:y="1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10.6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1.5cm" svg:y="1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3cm" svg:height="11.8cm" svg:x="1.2cm" svg:y="1.2cm">
          <text:p text:style-name="P1"><text:span text:style-name="T1">Hask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7.297cm" svg:height="1.794cm" svg:x="1.1cm" svg:y="18.106cm">
          <text:p text:style-name="P1"><text:span text:style-name="T1">Andr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6.7cm" svg:height="1.794cm" svg:x="1.1cm" svg:y="13.8cm">
          <text:p text:style-name="P1"><text:span text:style-name="T1">android_native_app_g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6.7cm" svg:height="1.794cm" svg:x="1.1cm" svg:y="15.953cm">
          <text:p text:style-name="P1"><text:span text:style-name="T1">Native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097cm" svg:height="3.947cm" svg:x="18.3cm" svg:y="13.8cm">
          <text:p text:style-name="P1"><text:span text:style-name="T1">OpenGL 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7.572cm" svg:height="1.728cm" svg:x="11.4cm" svg:y="11.272cm">
          <draw:text-box>
            <text:p><text:span text:style-name="T2">Event callback</text:span></text:p>
          </draw:text-box>
        </draw:frame>
        <draw:custom-shape draw:style-name="gr3" draw:text-style-name="P2" xml:id="id2" draw:id="id2" draw:layer="layout" svg:width="8.8cm" svg:height="1.9cm" svg:x="3cm" svg:y="1.6cm">
          <text:p text:style-name="P1"><text:span text:style-name="T1">android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cm" svg:y1="11.4cm" svg:x2="3cm" svg:y2="2.55cm" draw:start-shape="id1" draw:start-glue-point="0" draw:end-shape="id2" draw:end-glue-point="3" svg:d="m2000 11400c0-5900 333-8850 1000-8850" svg:viewBox="0 0 1001 8851">
          <text:p/>
        </draw:connector>
        <draw:frame draw:style-name="gr4" draw:text-style-name="P3" draw:layer="layout" svg:width="2.559cm" svg:height="1.728cm" svg:x="2.7cm" svg:y="3.7cm">
          <draw:text-box>
            <text:p><text:span text:style-name="T2">Kick</text:span></text:p>
          </draw:text-box>
        </draw:frame>
        <draw:custom-shape draw:style-name="gr3" draw:text-style-name="P2" draw:layer="layout" svg:width="6.6cm" svg:height="1.947cm" svg:x="1.2cm" svg:y="11.453cm">
          <text:p text:style-name="P1"><text:span text:style-name="T1">C langu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9.8cm" svg:height="1.947cm" svg:x="6.2cm" svg:y="9.2cm">
          <text:p text:style-name="P1"><text:span text:style-name="T1">NDK 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1cm" svg:y1="13.8cm" svg:x2="11.1cm" svg:y2="11.147cm" draw:start-shape="id3" draw:start-glue-point="0" draw:end-shape="id4" svg:d="m11100 13800v-2653" svg:viewBox="0 0 1 2654">
          <text:p/>
        </draw:connector>
        <draw:custom-shape draw:style-name="gr3" draw:text-style-name="P2" xml:id="id5" draw:id="id5" draw:layer="layout" svg:width="8.8cm" svg:height="1.9cm" svg:x="2.4cm" svg:y="5.7cm">
          <text:p text:style-name="P1"><text:span text:style-name="T1">eHandle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7.9cm" svg:height="1.9cm" svg:x="7.8cm" svg:y="4.2cm">
          <text:p text:style-name="P2">eHandleC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10.153cm" svg:height="1.9cm" svg:x="16.347cm" svg:y="7.7cm">
          <text:p text:style-name="P2">engineDraw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10.153cm" svg:height="1.9cm" svg:x="16.347cm" svg:y="5.5cm">
          <text:p text:style-name="P2">engineInit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1cm" svg:y1="9.2cm" svg:x2="6.8cm" svg:y2="7.6cm" draw:start-shape="id4" draw:start-glue-point="0" draw:end-shape="id5" svg:d="m11100 9200c0-1200-4300-400-4300-1600" svg:viewBox="0 0 4301 1601">
          <text:p/>
        </draw:connector>
        <draw:connector draw:style-name="gr5" draw:text-style-name="P1" draw:layer="layout" draw:type="curve" svg:x1="11.1cm" svg:y1="9.2cm" svg:x2="11.75cm" svg:y2="6.1cm" draw:start-shape="id4" draw:start-glue-point="0" draw:end-shape="id6" draw:end-glue-point="2" svg:d="m11100 9200c0-2325 650-775 650-3100" svg:viewBox="0 0 651 3101">
          <text:p/>
        </draw:connector>
        <draw:connector draw:style-name="gr5" draw:text-style-name="P1" draw:layer="layout" draw:type="curve" svg:x1="11.1cm" svg:y1="9.2cm" svg:x2="16.347cm" svg:y2="6.45cm" draw:start-shape="id4" draw:start-glue-point="0" draw:end-shape="id7" draw:end-glue-point="3" svg:d="m11100 9200c0-1834 1749-2750 5247-2750" svg:viewBox="0 0 5248 2751">
          <text:p/>
        </draw:connector>
        <draw:connector draw:style-name="gr5" draw:text-style-name="P1" draw:layer="layout" draw:type="curve" svg:x1="11.1cm" svg:y1="9.2cm" svg:x2="16.347cm" svg:y2="8.65cm" draw:start-shape="id4" draw:start-glue-point="0" draw:end-shape="id8" draw:end-glue-point="3" svg:d="m11100 9200c0-367 1749-550 5247-550" svg:viewBox="0 0 5248 551">
          <text:p/>
        </draw:connector>
        <draw:connector draw:style-name="gr5" draw:text-style-name="P1" draw:layer="layout" draw:type="curve" svg:x1="26.5cm" svg:y1="8.65cm" svg:x2="27.7cm" svg:y2="13.9cm" draw:start-shape="id8" draw:start-glue-point="1" draw:end-shape="id9" draw:end-glue-point="0" svg:d="m26500 8650c800 0 1200 1750 1200 5250" svg:viewBox="0 0 1201 5251">
          <text:p/>
        </draw:connector>
        <draw:connector draw:style-name="gr5" draw:text-style-name="P1" draw:layer="layout" draw:type="curve" svg:x1="26.5cm" svg:y1="6.45cm" svg:x2="27.7cm" svg:y2="13.9cm" draw:start-shape="id7" draw:start-glue-point="1" draw:end-shape="id9" draw:end-glue-point="0" svg:d="m26500 6450c800 0 1200 2483 1200 7450" svg:viewBox="0 0 1201 7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1-16T03:58:20.362213710</dc:date>
    <dc:creator>Okabe Kiwamu</dc:creator>
    <meta:editing-duration>PT2H14M34S</meta:editing-duration>
    <meta:editing-cycles>195</meta:editing-cycles>
    <meta:generator>LibreOffice/4.1.3.2$Linux_X86_64 LibreOffice_project/410m0$Build-2</meta:generator>
    <meta:document-statistic meta:object-count="25"/>
  </office:meta>
</office:document-meta>
</file>